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0.234in" fo:margin-left="0in" fo:margin-top="0in" fo:margin-bottom="0in" table:align="left" style:writing-mode="lr-tb"/>
    </style:style>
    <style:style style:name="Table1.A" style:family="table-column">
      <style:table-column-properties style:column-width="0.3764in"/>
    </style:style>
    <style:style style:name="Table1.B" style:family="table-column">
      <style:table-column-properties style:column-width="1.2722in"/>
    </style:style>
    <style:style style:name="Table1.C" style:family="table-column">
      <style:table-column-properties style:column-width="2.4597in"/>
    </style:style>
    <style:style style:name="Table1.D" style:family="table-column">
      <style:table-column-properties style:column-width="0.7139in"/>
    </style:style>
    <style:style style:name="Table1.E" style:family="table-column">
      <style:table-column-properties style:column-width="1.1243in"/>
    </style:style>
    <style:style style:name="Table1.F" style:family="table-column">
      <style:table-column-properties style:column-width="1.6243in"/>
    </style:style>
    <style:style style:name="Table1.G" style:family="table-column">
      <style:table-column-properties style:column-width="2.663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0.1972in" fo:keep-together="auto"/>
    </style:style>
    <style:style style:name="Table2" style:family="table">
      <style:table-properties style:width="10.6319in" fo:margin-top="0in" fo:margin-bottom="0in" table:align="center" style:writing-mode="lr-tb"/>
    </style:style>
    <style:style style:name="Table2.A" style:family="table-column">
      <style:table-column-properties style:column-width="2.4389in"/>
    </style:style>
    <style:style style:name="Table2.B" style:family="table-column">
      <style:table-column-properties style:column-width="0.1931in"/>
    </style:style>
    <style:style style:name="Table2.C" style:family="table-column">
      <style:table-column-properties style:column-width="2.1979in"/>
    </style:style>
    <style:style style:name="Table2.D" style:family="table-column">
      <style:table-column-properties style:column-width="0.2271in"/>
    </style:style>
    <style:style style:name="Table2.E" style:family="table-column">
      <style:table-column-properties style:column-width="2.5458in"/>
    </style:style>
    <style:style style:name="Table2.F" style:family="table-column">
      <style:table-column-properties style:column-width="0.2368in"/>
    </style:style>
    <style:style style:name="Table2.G" style:family="table-column">
      <style:table-column-properties style:column-width="2.792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size="10pt" style:font-name-asian="Calibri1" style:font-size-asian="10pt" style:language-asian="pl" style:country-asian="PL" style:font-name-complex="Times New Roman1" style:font-size-complex="10pt"/>
    </style:style>
    <style:style style:name="P5" style:family="paragraph" style:parent-style-name="Standard">
      <style:paragraph-properties fo:margin-top="0.0693in" fo:margin-bottom="0in" loext:contextual-spacing="false" fo:text-align="center" style:justify-single-word="false"/>
    </style:style>
    <style:style style:name="P6" style:family="paragraph" style:parent-style-name="Standard">
      <style:paragraph-properties fo:margin-top="0.0835in" fo:margin-bottom="0.0835in" loext:contextual-spacing="false"/>
    </style:style>
    <style:style style:name="P7" style:family="paragraph" style:parent-style-name="Standard">
      <style:paragraph-properties fo:margin-top="0.0835in" fo:margin-bottom="0.0835in" loext:contextual-spacing="false" fo:text-align="center" style:justify-single-word="false"/>
    </style:style>
    <style:style style:name="P8" style:family="paragraph" style:parent-style-name="Standard">
      <style:paragraph-properties fo:margin-top="0.0835in" fo:margin-bottom="0.0835in" loext:contextual-spacing="false" fo:text-align="center" style:justify-single-word="false"/>
      <style:text-properties fo:font-weight="bold" style:font-weight-asian="bold"/>
    </style:style>
    <style:style style:name="P9" style:family="paragraph" style:paren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P10" style:family="paragraph" style:parent-style-name="Header">
      <style:text-properties fo:font-size="8pt" style:font-size-asian="8pt" style:font-size-complex="8pt"/>
    </style:style>
    <style:style style:name="P11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margin-top="0.0693in" fo:margin-bottom="0in" loext:contextual-spacing="false" fo:text-align="center" style:justify-single-word="false"/>
      <style:text-properties fo:font-size="11pt" fo:font-weight="bold" style:font-size-asian="11pt" style:font-weight-asian="bold" style:font-size-complex="11pt"/>
    </style:style>
    <style:style style:name="P16" style:family="paragraph" style:parent-style-name="Standard">
      <style:paragraph-properties fo:margin-top="0in" fo:margin-bottom="0.4165in" loext:contextual-spacing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size="10pt" style:font-name-asian="Calibri1" style:font-size-asian="10pt" style:language-asian="pl" style:country-asian="PL" style:font-name-complex="Times New Roman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size="9pt" style:font-name-asian="Calibri1" style:font-size-asian="9pt" style:language-asian="pl" style:country-asian="PL" style:font-name-complex="Times New Roman1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/>
    </style:style>
    <style:style style:name="T3" style:family="text">
      <style:text-properties style:text-position="super 58%" fo:font-weight="bold" style:font-weight-asian="bold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ieczęć jednostki organizacyjnej </text:p>
      <text:p text:style-name="P12">Wniosek nr ……/…./2019 </text:p>
      <text:p text:style-name="P1"><text:span text:style-name="T2">o realizację dostawy/usługi/robót budowlanych</text:span><text:span text:style-name="T3">*)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5">Lp.</text:p>
          </table:table-cell>
          <table:table-cell table:style-name="Table1.A1" office:value-type="string">
            <text:p text:style-name="P15">Kod CPV</text:p>
          </table:table-cell>
          <table:table-cell table:style-name="Table1.A1" office:value-type="string">
            <text:p text:style-name="P15">Przedmiot wniosku</text:p>
          </table:table-cell>
          <table:table-cell table:style-name="Table1.A1" office:value-type="string">
            <text:p text:style-name="P15">Liczba</text:p>
          </table:table-cell>
          <table:table-cell table:style-name="Table1.A1" office:value-type="string">
            <text:p text:style-name="P5"><text:span text:style-name="T4">Cena netto zł<text:line-break/></text:span><text:span text:style-name="T5">(sumarycznie)</text:span></text:p>
          </table:table-cell>
          <table:table-cell table:style-name="Table1.A1" office:value-type="string">
            <text:p text:style-name="P13">Źródło finansowania</text:p>
            <text:p text:style-name="P13">numer projektu</text:p>
          </table:table-cell>
          <table:table-cell table:style-name="Table1.A1" office:value-type="string">
            <text:p text:style-name="P13">Realizacja</text:p>
            <text:p text:style-name="P13">(nr faktury, data)</text:p>
          </table:table-cell>
        </table:table-row>
        <table:table-row table:style-name="Table1.2"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2"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<text:bookmark text:name="_GoBack"/></text:p>
          </table:table-cell>
        </table:table-row>
      </table:table>
      <text:p text:style-name="Standard"/>
      <text:p text:style-name="Standard">Przedmiot wniosku – poz. <text:s text:c="8"/>– <text:s/>będzie wykorzystywany wyłącznie do prac naukowo badawczych zgodnie z umową nr <text:s text:c="10"/>z dnia <text:s text:c="11"/></text:p>
      <text:p text:style-name="Standard">podpisaną przez <text:s text:c="32"/>z </text:p>
      <text:p text:style-name="Standard"/>
      <text:p text:style-name="P16">Potwierdzam dysponowanie przez wnioskodawcę środkami finansowymi na realizację ww. zadań 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">……………………………………...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….…………………………………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…………………………………………….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…………………………………………………</text:p>
          </table:table-cell>
        </table:table-row>
        <table:table-row table:style-name="Table2.1">
          <table:table-cell table:style-name="Table2.A1" office:value-type="string">
            <text:p text:style-name="P18">Data i podpis Pełnomocnika Kwestor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8">Data i podpis osoby wnioskującej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8">Data i podpis Kierownika projektu 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8">Data i podpis Kierownika jednostki organizacyjnej </text:p>
          </table:table-cell>
        </table:table-row>
      </table:table>
      <text:p text:style-name="P2"/>
      <text:p text:style-name="P3">Pozycje …………………… nie podlegają ustawie Prawo zamówień publicznych (art. 4. p. 8)</text:p>
      <text:p text:style-name="P3">Dla pozycji …………………….. należy zastosować zapisy Zarządzenia Dziekana nr 8/2014</text:p>
      <text:p text:style-name="P3">Dla pozycji …………………….. należy zastosować zapisy Zarządzenia Dziekana nr 03/2016</text:p>
      <text:p text:style-name="P3">Realizacja umowy – pozycje …………………… – zgodnie z postanowieniami Zarządzenia Dziekana nr 1/2014</text:p>
      <text:p text:style-name="P3">Dla pozycji …………………….. należy zastosować przetarg nieograniczony</text:p>
      <text:p text:style-name="P3">Dla pozycji …………………….. należy zastosować tryb ……………………………………</text:p>
      <text:p text:style-name="Standard"><text:tab/><text:tab/><text:tab/><text:tab/><text:tab/><text:tab/><text:tab/><text:tab/><text:tab/><text:tab/><text:tab/><text:tab/><text:tab/><text:tab/><text:tab/><text:tab/>……………………………….</text:p>
      <text:p text:style-name="Standard"><text:tab/><text:tab/><text:tab/><text:tab/><text:tab/><text:tab/><text:tab/><text:tab/><text:tab/><text:tab/><text:tab/><text:tab/><text:tab/><text:tab/><text:tab/><text:tab/><text:span text:style-name="T1"> <text:s text:c="2"/>Data i podpis Pełnomocnika Dziekana <text:line-break/><text:tab/><text:tab/><text:tab/><text:tab/><text:tab/><text:tab/><text:tab/><text:tab/><text:tab/><text:tab/><text:tab/><text:tab/><text:tab/><text:tab/><text:tab/><text:tab/><text:tab/>ds. zamówień publicznych</text:span></text:p>
      <text:p text:style-name="P2">*) niepotrzebne skreślić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l" fo:country="PL" style:letter-kerning="false" style:font-name-asian="Calibri1" style:font-size-asian="11pt" style:language-asian="en" style:country-asian="US" style:font-name-complex="Bitstream Vera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Stopka_20_Znak" style:display-name="Stopka Znak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8pt" style:font-size-asian="8pt" style:font-size-complex="8pt"/>
    </style:style>
    <style:page-layout style:name="Mpm1">
      <style:page-layout-properties fo:page-width="11.6929in" fo:page-height="8.2681in" style:num-format="1" style:print-orientation="landscape" fo:margin-top="0.4925in" fo:margin-bottom="0.3937in" fo:margin-left="0.5909in" fo:margin-right="0.3937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84in" fo:margin-left="0in" fo:margin-right="0in" fo:margin-bottom="0.059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<text:tab/><text:tab/><text:tab/><text:tab/><text:tab/>Zał. nr 1 do Zarządzenia nr 2/2019 <text:line-break/><text:tab/><text:tab/><text:tab/><text:tab/><text:tab/><text:tab/><text:tab/>Dziekana Wydziału Mechatroniki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Lepa Maria</meta:initial-creator>
    <meta:editing-cycles>5</meta:editing-cycles>
    <meta:print-date>2019-06-04T12:07:00</meta:print-date>
    <meta:creation-date>2019-06-04T12:28:00</meta:creation-date>
    <dc:date>2020-01-06T15:05:17.927567310</dc:date>
    <meta:editing-duration>PT13M15S</meta:editing-duration>
    <meta:generator>LibreOffice/6.3.4.2.0$Linux_X86_64 LibreOffice_project/30$Build-2</meta:generator>
    <meta:document-statistic meta:table-count="2" meta:image-count="0" meta:object-count="0" meta:page-count="1" meta:paragraph-count="35" meta:word-count="163" meta:character-count="1411" meta:non-whitespace-character-count="114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